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ru" fo:country="RU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P37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2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2" style:family="paragraph" style:parent-style-name="Text_20_body">
      <style:text-properties style:font-name="Arial" fo:font-size="6pt" style:font-size-asian="6pt" style:font-size-complex="6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fo:background-color="transparent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sub 58%" fo:language="en" fo:country="US" fo:font-style="italic" style:font-style-asian="italic" style:font-style-complex="italic"/>
    </style:style>
    <style:style style:name="T41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2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style:text-position="sub 58%" fo:language="en" fo:country="US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style-complex="normal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7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position="0% 100%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2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3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fo:language="en" fo:country="US" fo:font-style="italic" style:font-style-asian="italic" style:font-style-complex="italic"/>
    </style:style>
    <style:style style:name="T55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9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61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2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3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4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7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fo:language="en" fo:country="none"/>
    </style:style>
    <style:style style:name="T73" style:family="text">
      <style:text-properties style:font-name="Times New Roman" fo:language="en" fo:country="US" style:font-name-complex="Symbol"/>
    </style:style>
    <style:style style:name="T74" style:family="text">
      <style:text-properties style:text-underline-style="none"/>
    </style:style>
    <style:style style:name="T75" style:family="text">
      <style:text-properties style:font-name="sans-serif" fo:language="en" fo:country="US" style:font-name-complex="Arial"/>
    </style:style>
    <style:style style:name="T76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7" style:family="text">
      <style:text-properties style:font-name="sans-serif" fo:font-size="9pt" fo:language="en" fo:country="US" style:font-size-asian="9pt" style:font-name-complex="Arial" style:font-size-complex="9pt"/>
    </style:style>
    <style:style style:name="T78" style:family="text">
      <style:text-properties style:font-name="sans-serif" fo:font-size="9pt" fo:language="ru" fo:country="RU" style:font-size-asian="9pt" style:font-name-complex="Arial" style:font-size-complex="9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T86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3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0">S/n: <text:span text:style-name="T49"><text:s/></text:span><text:span text:style-name="T36">$</text:span><text:span text:style-name="T24">allSerial </text:span></text:p>
      <text:p text:style-name="P28"/>
      <text:p text:style-name="P29"><text:span text:style-name="T76">Measurement range for:</text:span><text:span text:style-name="T75"><text:line-break/></text:span><text:span text:style-name="T77"><text:tab/>-</text:span><text:span text:style-name="Знак_20_примечания"><text:span text:style-name="T79"> <text:s/></text:span></text:span><text:span text:style-name="T77">i</text:span><text:span text:style-name="T78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8"><text:line-break/><text:tab/>-</text:span><text:span text:style-name="Знак_20_примечания"><text:span text:style-name="T79"> <text:s/></text:span></text:span><text:span text:style-name="T77">i</text:span><text:span text:style-name="T78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1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6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6">relD</text:span><text:span text:style-name="T16">)%<text:line-break/><text:tab/></text:span><text:span text:style-name="T17">where </text:span><text:span text:style-name="T18">U</text:span><text:span text:style-name="T47">relD</text:span><text:span text:style-name="T17"> is the relative expanded uncertainty of the conventional value of a dose as a percentage</text:span></text:p>
      <text:p text:style-name="P33"><text:span text:style-name="T81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2">0</text:span><text:span text:style-name="T53">)<text:tab/></text:span><text:span text:style-name="T29"><text:tab/><text:tab/></text:span><text:span text:style-name="T81">±</text:span><text:span text:style-name="T28">(16-</text:span><text:span text:style-name="T25">H</text:span><text:span text:style-name="T28">/</text:span><text:span text:style-name="T25">H</text:span><text:span text:style-name="T41">0</text:span><text:span text:style-name="T51">)%<text:line-break/></text:span><text:span text:style-name="T53"><text:tab/>- <text:s/>dose coefficient of variation (</text:span><text:span text:style-name="T55">H</text:span><text:span text:style-name="T52">⩾</text:span><text:span text:style-name="T53">11</text:span><text:span text:style-name="T55">H</text:span><text:span text:style-name="T42">0</text:span><text:span text:style-name="T53">)<text:tab/><text:tab/><text:tab/></text:span><text:span text:style-name="T62">±</text:span><text:span text:style-name="T58">5</text:span><text:span text:style-name="T51">%</text:span><text:span text:style-name="T29"><text:line-break/><text:tab/>- <text:s/>dose rate</text:span><text:span text:style-name="T37"> </text:span><text:span text:style-name="T29">coefficient of variation (</text:span><text:span text:style-name="T26">Ḣ</text:span><text:span text:style-name="T29">&lt;</text:span><text:span text:style-name="T53">10 µ</text:span><text:span text:style-name="T55">Sv/h</text:span><text:span text:style-name="T53">)<text:tab/></text:span><text:span text:style-name="T29"><text:tab/></text:span><text:span text:style-name="T81">±20</text:span><text:span text:style-name="T51">%<text:line-break/></text:span><text:span text:style-name="T53"><text:tab/>- <text:s/>dose rate coefficient of variation (10µ</text:span><text:span text:style-name="T55">Sv/h</text:span><text:span text:style-name="T53">⩽</text:span><text:span text:style-name="T55">Ḣ</text:span><text:span text:style-name="T53">&lt;60µ</text:span><text:span text:style-name="T55">Sv/h</text:span><text:span text:style-name="T53">)<text:tab/></text:span><text:span text:style-name="T63">±(21-</text:span><text:span text:style-name="T60">Ḣ</text:span><text:span text:style-name="T63">/10µ</text:span><text:span text:style-name="T60">Sv/h</text:span><text:span text:style-name="T63">)</text:span><text:span text:style-name="T51">%</text:span><text:span text:style-name="T53"><text:line-break/><text:tab/>- <text:s/>dose rate coefficient of variation (</text:span><text:span text:style-name="T61">Ḣ</text:span><text:span text:style-name="T64">⩾60µ</text:span><text:span text:style-name="T61">Sv/h</text:span><text:span text:style-name="T53">)<text:tab/><text:tab/></text:span><text:span text:style-name="T63">±15</text:span><text:span text:style-name="T51">%</text:span><text:span text:style-name="T33"><text:line-break/><text:tab/>where </text:span><text:span text:style-name="T26">H</text:span><text:span text:style-name="T42">0</text:span><text:span text:style-name="T33"> is the lower limit of dose measurement</text:span></text:p>
      <text:p text:style-name="P30"/>
      <text:p text:style-name="P22"><text:span text:style-name="T49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60"/>
      <text:p text:style-name="P37"><text:span text:style-name="Знак_20_примечания"><text:span text:style-name="T68">Calibration means</text:span></text:span><text:span text:style-name="Знак_20_примечания"><text:span text:style-name="T70">:</text:span></text:span><text:span text:style-name="Знак_20_примечания"><text:span text:style-name="T69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7"><text:line-break/></text:span></text:span><text:span text:style-name="Знак_20_примечания"><text:span text:style-name="T86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6">Dose rate measurement</text:p>
            <text:p text:style-name="P42"><text:span text:style-name="T21">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1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1.B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t1.I2" office:value-type="string">
            <text:p text:style-name="P23">Coefficient</text:p>
            <text:p text:style-name="P25"><text:span text:style-name="T32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4">Background</text:p>
          </table:table-cell>
          <table:table-cell table:style-name="t1.B3" office:value-type="string">
            <text:p text:style-name="P47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7">$1-bg0</text:p>
              <text:p text:style-name="P47">$1-bg1</text:p>
              <text:p text:style-name="P47">$1-bg2</text:p>
              <text:p text:style-name="P47">$1-bg3</text:p>
              <text:p text:style-name="P47">$1-bg4</text:p>
              <text:p text:style-name="P47">$1-bg5</text:p>
              <text:p text:style-name="P47">$1-bg6</text:p>
              <text:p text:style-name="P47">$1-bg7</text:p>
              <text:p text:style-name="P43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7">$1-m00</text:p>
              <text:p text:style-name="P47">$1-m01</text:p>
              <text:p text:style-name="P47">$1-m02</text:p>
              <text:p text:style-name="P47">$1-m03</text:p>
              <text:p text:style-name="P47">$1-m04</text:p>
              <text:p text:style-name="P47">$1-m05</text:p>
              <text:p text:style-name="P47">$1-m06</text:p>
              <text:p text:style-name="P47">$1-m07</text:p>
              <text:p text:style-name="P47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5">±</text:span><text:span text:style-name="T59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5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7">$1-m11</text:p>
              <text:p text:style-name="P47">$1-m12</text:p>
              <text:p text:style-name="P47">$1-m13</text:p>
              <text:p text:style-name="P47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80<text:span text:style-name="T34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7">$1-m21</text:p>
              <text:p text:style-name="P47">$1-m22</text:p>
              <text:p text:style-name="P47">$1-m23</text:p>
              <text:p text:style-name="P47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7">$1-m31</text:p>
              <text:p text:style-name="P47">$1-m32</text:p>
              <text:p text:style-name="P47">$1-m33</text:p>
              <text:p text:style-name="P47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800 mSv/h</text:p>
          </table:table-cell>
          <table:table-cell table:style-name="t1.B3" office:value-type="string">
            <text:p text:style-name="P16">$1-n<text:span text:style-name="T34">4</text:span></text:p>
          </table:table-cell>
          <table:table-cell table:style-name="t1.B3" office:value-type="string">
            <text:p text:style-name="P16">$1-d<text:span text:style-name="T34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4">m</text:span><text:span text:style-name="T21">4</text:span><text:span text:style-name="T34">0</text:span></text:p>
              <text:p text:style-name="P47">$1-<text:span text:style-name="T34">m</text:span><text:span text:style-name="T21">4</text:span><text:span text:style-name="T34">1</text:span></text:p>
              <text:p text:style-name="P47">$1-<text:span text:style-name="T34">m</text:span><text:span text:style-name="T21">4</text:span><text:span text:style-name="T34">2</text:span></text:p>
              <text:p text:style-name="P47">$1-<text:span text:style-name="T34">m</text:span><text:span text:style-name="T21">4</text:span><text:span text:style-name="T34">3</text:span></text:p>
              <text:p text:style-name="P47">$1-<text:span text:style-name="T34">m</text:span><text:span text:style-name="T21">4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4</text:span></text:p>
          </table:table-cell>
          <table:table-cell table:style-name="t1.B3" office:value-type="string">
            <text:p text:style-name="P16">$1-o<text:span text:style-name="T34">4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4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4">5</text:span></text:p>
          </table:table-cell>
          <table:table-cell table:style-name="t1.B3" office:value-type="string">
            <text:p text:style-name="P16">$1-d<text:span text:style-name="T34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4">m</text:span><text:span text:style-name="T21">5</text:span><text:span text:style-name="T34">0</text:span></text:p>
              <text:p text:style-name="P47">$1-<text:span text:style-name="T34">m</text:span><text:span text:style-name="T21">5</text:span><text:span text:style-name="T34">1</text:span></text:p>
              <text:p text:style-name="P47">$1-<text:span text:style-name="T34">m</text:span><text:span text:style-name="T21">5</text:span><text:span text:style-name="T34">2</text:span></text:p>
              <text:p text:style-name="P47">$1-<text:span text:style-name="T34">m</text:span><text:span text:style-name="T21">5</text:span><text:span text:style-name="T34">3</text:span></text:p>
              <text:p text:style-name="P47">$1-<text:span text:style-name="T34">m</text:span><text:span text:style-name="T21">5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5</text:span></text:p>
          </table:table-cell>
          <table:table-cell table:style-name="t1.B3" office:value-type="string">
            <text:p text:style-name="P16">$1-o<text:span text:style-name="T34">5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5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10" office:value-type="string">
            <text:p text:style-name="P15"><text:span text:style-name="T34">8</text:span>.0 Sv/h</text:p>
          </table:table-cell>
          <table:table-cell table:style-name="t1.B10" office:value-type="string">
            <text:p text:style-name="P16">$1-n<text:span text:style-name="T34">6</text:span></text:p>
          </table:table-cell>
          <table:table-cell table:style-name="t1.B10" office:value-type="string">
            <text:p text:style-name="P16">$1-d<text:span text:style-name="T34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4">m6</text:span><text:span text:style-name="T34">0</text:span></text:p>
              <text:p text:style-name="P47">$1-<text:span text:style-name="T34">m6</text:span><text:span text:style-name="T34">1</text:span></text:p>
              <text:p text:style-name="P47">$1-<text:span text:style-name="T34">m</text:span><text:span text:style-name="T21">6</text:span><text:span text:style-name="T34">2</text:span></text:p>
              <text:p text:style-name="P47">$1-<text:span text:style-name="T34">m</text:span><text:span text:style-name="T21">6</text:span><text:span text:style-name="T34">3</text:span></text:p>
              <text:p text:style-name="P47">$1-<text:span text:style-name="T34">m</text:span><text:span text:style-name="T21">6</text:span><text:span text:style-name="T34">4</text:span></text:p>
            </text:section>
          </table:table-cell>
          <table:table-cell table:style-name="t1.B10" office:value-type="string">
            <text:p text:style-name="P16">$1-av<text:span text:style-name="T34">6</text:span></text:p>
          </table:table-cell>
          <table:table-cell table:style-name="t1.B10" office:value-type="string">
            <text:p text:style-name="P16">$1-o<text:span text:style-name="T34">6</text:span></text:p>
          </table:table-cell>
          <table:table-cell table:style-name="t1.B10" office:value-type="string">
            <text:p text:style-name="P9"><text:span text:style-name="T65">±</text:span><text:span text:style-name="T59">19</text:span></text:p>
          </table:table-cell>
          <table:table-cell table:style-name="t1.B10" office:value-type="string">
            <text:p text:style-name="P16">$1-q<text:span text:style-name="T34">6</text:span></text:p>
          </table:table-cell>
          <table:table-cell table:style-name="t1.I10" office:value-type="string">
            <text:p text:style-name="P35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2"><text:span text:style-name="T2">AT2503B/2 </text:span><text:span text:style-name="T21">(</text:span><text:span text:style-name="T73">γ</text:span><text:span text:style-name="T21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3"><text:span text:style-name="T2">Actual dose value</text:span><text:span text:style-name="T1">,</text:span>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4">on source / </text:span></text:p>
            <text:p text:style-name="P55">d, cm</text:p>
          </table:table-cell>
          <table:table-cell table:style-name="s1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59"><text:span text:style-name="T54">R</text:span><text:span text:style-name="T43">w</text:span><text:span text:style-name="T40">i</text:span><text:span text:style-name="T34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1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4">µSv</text:span></text:p>
          </table:table-cell>
          <table:table-cell table:style-name="s1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.B4" office:value-type="string">
            <text:p text:style-name="P8"><text:s text:c="2"/>##1-<text:span text:style-name="T21">dn</text:span>_<text:span text:style-name="T34">1 <text:s/></text:span></text:p>
            <text:p text:style-name="P19"><text:span text:style-name="T34">##1-</text:span><text:span text:style-name="T21">dd_1</text:span></text:p>
          </table:table-cell>
          <table:table-cell table:style-name="s1.B4" office:value-type="string">
            <text:p text:style-name="P16">##1-d_dev_<text:span text:style-name="T34">1</text:span></text:p>
          </table:table-cell>
          <table:table-cell table:style-name="s1.B4" office:value-type="string">
            <text:p text:style-name="P16">##1-dose_<text:span text:style-name="T34">1</text:span></text:p>
          </table:table-cell>
          <table:table-cell table:style-name="s1.B4" office:value-type="string">
            <text:p text:style-name="P16">##1-d_res_<text:span text:style-name="T34">1</text:span></text:p>
          </table:table-cell>
          <table:table-cell table:style-name="s1.B4" office:value-type="string">
            <text:p text:style-name="P16">##1-o_pog_<text:span text:style-name="T34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##1-d_gran_<text:span text:style-name="T34">1</text:span></text:p>
          </table:table-cell>
          <table:table-cell table:style-name="s1.J4" office:value-type="string">
            <text:p text:style-name="P9"><text:span text:style-name="T65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1.B5" office:value-type="string">
            <text:p text:style-name="P8"><text:s text:c="2"/>##1-<text:span text:style-name="T21">dn</text:span>_<text:span text:style-name="T34">2 <text:s/></text:span></text:p>
            <text:p text:style-name="P19"><text:span text:style-name="T34">##1-</text:span><text:span text:style-name="T21">dd_</text:span><text:span text:style-name="T34">2</text:span></text:p>
          </table:table-cell>
          <table:table-cell table:style-name="s1.B5" office:value-type="string">
            <text:p text:style-name="P16">##1-d_dev_<text:span text:style-name="T34">2</text:span></text:p>
          </table:table-cell>
          <table:table-cell table:style-name="s1.B5" office:value-type="string">
            <text:p text:style-name="P16">##1-dose_<text:span text:style-name="T34">2</text:span></text:p>
          </table:table-cell>
          <table:table-cell table:style-name="s1.B5" office:value-type="string">
            <text:p text:style-name="P16">##1-d_res_<text:span text:style-name="T34">2</text:span></text:p>
          </table:table-cell>
          <table:table-cell table:style-name="s1.B5" office:value-type="string">
            <text:p text:style-name="P16">##1-o_pog_<text:span text:style-name="T34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##1-d_gran_<text:span text:style-name="T34">2</text:span></text:p>
          </table:table-cell>
          <table:table-cell table:style-name="s1.J5" office:value-type="string">
            <text:p text:style-name="P9"><text:span text:style-name="T66">±</text:span>5</text:p>
          </table:table-cell>
        </table:table-row>
      </table:table>
      <text:p text:style-name="P6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9">Calibrated by:</text:p>
          </table:table-cell>
          <table:table-cell table:style-name="Таблица1.A1" office:value-type="string">
            <text:p text:style-name="P50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9">Technical control:</text:p>
          </table:table-cell>
          <table:table-cell table:style-name="Таблица1.A1" office:value-type="string">
            <text:p text:style-name="P51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5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6:09.17</dc:date>
    <meta:editing-duration>P3DT16H22M24S</meta:editing-duration>
    <meta:editing-cycles>464</meta:editing-cycles>
    <meta:generator>OpenOffice/4.1.6$Win32 OpenOffice.org_project/416m1$Build-9790</meta:generator>
    <meta:document-statistic meta:table-count="3" meta:image-count="1" meta:object-count="0" meta:page-count="2" meta:paragraph-count="190" meta:word-count="388" meta:character-count="2581"/>
  </office:meta>
</office:document-meta>
</file>